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A0000000A08186BE85.png" manifest:media-type="image/png"/>
  <manifest:file-entry manifest:full-path="Pictures/10000201000000C8000000C81FF97D3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" svg:font-family="'Gill Sans'" style:font-family-generic="roman" style:font-pitch="variable"/>
    <style:font-face style:name="Gill Sans1" svg:font-family="'Gill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Gill Sans3" svg:font-family="'Gill Sans'" style:font-family-generic="swiss" style:font-pitch="variable"/>
    <style:font-face style:name="Gill Sans2" svg:font-family="'Gill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ffff" draw:secondary-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  <style:text-properties style:font-name="Calibri" fo:font-size="14pt"/>
    </style:style>
    <style:style style:name="P2" style:family="paragraph">
      <style:text-properties style:font-name="Calibri" fo:font-size="14pt"/>
    </style:style>
    <style:style style:name="P3" style:family="paragraph">
      <style:text-properties style:font-name="Calibri" fo:font-size="14pt" style:font-size-asian="14pt" style:font-size-complex="14pt"/>
    </style:style>
    <style:style style:name="P4" style:family="paragraph">
      <style:text-properties style:font-name="Calibri"/>
    </style:style>
    <style:style style:name="P5" style:family="paragraph"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2cm" svg:height="2.385cm" svg:x="12.493cm" svg:y="2.651cm">
          <draw:image xlink:href="Pictures/10000201000000C8000000C81FF97D3A.png" xlink:type="simple" xlink:show="embed" xlink:actuate="onLoad">
            <text:p/>
          </draw:image>
        </draw:frame>
        <draw:frame draw:style-name="gr2" draw:text-style-name="P3" xml:id="id1" draw:id="id1" draw:layer="layout" svg:width="2.953cm" svg:height="1.461cm" svg:x="7.836cm" svg:y="2.765cm">
          <draw:text-box>
            <text:p text:style-name="P2"><text:span text:style-name="T1">Lump of tasks</text:span></text:p>
          </draw:text-box>
        </draw:frame>
        <draw:connector draw:style-name="gr3" draw:text-style-name="P1" draw:layer="layout" draw:type="curve" svg:x1="10.789cm" svg:y1="3.495cm" svg:x2="12.493cm" svg:y2="3.843cm" draw:start-shape="id1" draw:start-glue-point="1" draw:end-shape="id2" svg:d="M10789 3495c1278 0 426 348 1704 348" svg:viewBox="0 0 1705 349">
          <text:p/>
        </draw:connector>
        <draw:custom-shape draw:style-name="gr4" draw:text-style-name="P1" draw:layer="layout" svg:width="1.363cm" svg:height="1.249cm" svg:x="4.429cm" svg:y="7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11.584cm" svg:y1="6.513cm" svg:x2="11.584cm" svg:y2="18.78cm">
          <text:p/>
        </draw:line>
        <draw:line draw:style-name="gr5" draw:text-style-name="P1" draw:layer="layout" svg:x1="19.422cm" svg:y1="6.513cm" svg:x2="19.422cm" svg:y2="18.78cm">
          <text:p/>
        </draw:line>
        <draw:frame draw:style-name="gr2" draw:text-style-name="P2" xml:id="id3" draw:id="id3" draw:layer="layout" svg:width="2.84cm" svg:height="0.908cm" svg:x="6.473cm" svg:y="5.718cm">
          <draw:text-box>
            <text:p text:style-name="P2">No spread</text:p>
          </draw:text-box>
        </draw:frame>
        <draw:frame draw:style-name="gr6" draw:text-style-name="P2" xml:id="id5" draw:id="id5" draw:layer="layout" svg:width="4.316cm" svg:height="0.856cm" svg:x="21.239cm" svg:y="5.718cm">
          <draw:text-box>
            <text:p text:style-name="P2">Exponential spread</text:p>
          </draw:text-box>
        </draw:frame>
        <draw:frame draw:style-name="gr2" draw:text-style-name="P2" xml:id="id4" draw:id="id4" draw:layer="layout" svg:width="3.527cm" svg:height="0.908cm" svg:x="13.856cm" svg:y="5.718cm">
          <draw:text-box>
            <text:p text:style-name="P2">Linear spread</text:p>
          </draw:text-box>
        </draw:frame>
        <draw:custom-shape draw:style-name="gr4" draw:text-style-name="P1" draw:layer="layout" svg:width="1.363cm" svg:height="1.249cm" svg:x="5.678cm" svg:y="7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63cm" svg:height="1.249cm" svg:x="6.927cm" svg:y="7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63cm" svg:height="1.249cm" svg:x="8.177cm" svg:y="7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63cm" svg:height="1.249cm" svg:x="9.426cm" svg:y="7.64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568cm" svg:height="0.52cm" svg:x="12.039cm" svg:y="8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743cm" svg:height="0.681cm" svg:x="12.659cm" svg:y="8.2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993cm" svg:height="0.909cm" svg:x="13.402cm" svg:y="7.9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249cm" svg:height="1.145cm" svg:x="14.424cm" svg:y="7.7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611cm" svg:height="1.476cm" svg:x="15.56cm" svg:y="7.4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.045cm" svg:height="1.874cm" svg:x="17.036cm" svg:y="7.02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341cm" svg:height="0.312cm" svg:x="20.33cm" svg:y="8.5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454cm" svg:height="0.416cm" svg:x="20.785cm" svg:y="8.4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681cm" svg:height="0.623cm" svg:x="21.353cm" svg:y="8.2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249cm" svg:height="1.145cm" svg:x="22.148cm" svg:y="7.7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2.726cm" svg:height="2.499cm" svg:x="23.397cm" svg:y="6.3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" draw:text-style-name="P1" draw:layer="layout" svg:width="2.246cm" svg:height="2.245cm" svg:x="15.673cm" svg:y="3.333cm">
          <draw:image xlink:href="Pictures/10000201000000A0000000A08186BE85.png" xlink:type="simple" xlink:show="embed" xlink:actuate="onLoad">
            <text:p/>
          </draw:image>
        </draw:frame>
        <draw:g>
          <draw:custom-shape draw:style-name="gr7" draw:text-style-name="P1" draw:layer="layout" svg:width="6.361cm" svg:height="3.407cm" svg:x="4.542cm" svg:y="10.375cm">
            <text:p/>
            <draw:enhanced-geometry svg:viewBox="0 0 21600 21600" draw:extrusion="true" draw:extrusion-depth="0cm 0" draw:extrusion-rotation-angle="80 0" draw:extrusion-viewpoint="(3.472cm -3.472cm 25cm)" draw:extrusion-origin="0.5 -0.5" draw:extrusion-skew="50 -135" draw:type="rectangle" draw:enhanced-path="M 0 0 L 21600 0 21600 21600 0 21600 0 0 Z N"/>
          </draw:custom-shape>
          <draw:custom-shape draw:style-name="gr8" draw:text-style-name="P1" draw:layer="layout" svg:width="0.681cm" svg:height="0.682cm" svg:x="5.224cm" svg:y="11.283cm">
            <text:p/>
            <draw:enhanced-geometry svg:viewBox="0 0 21600 21600" draw:extrusion="true" draw:extrusion-depth="0cm 0" draw:extrusion-rotation-angle="80 0" draw:extrusion-color="true" draw:extrusion-first-light-direction="(0 -50000 10000)" draw:extrusion-second-light-direction="(0 50000 10000)" draw:type="rectangle" draw:enhanced-path="M 0 0 L 21600 0 21600 21600 0 21600 0 0 Z N"/>
          </draw:custom-shape>
          <draw:custom-shape draw:style-name="gr9" draw:text-style-name="P1" draw:layer="layout" svg:width="1.363cm" svg:height="1.249cm" svg:x="6.019cm" svg:y="11.738cm">
            <text:p/>
            <draw:enhanced-geometry svg:viewBox="0 0 21600 21600" draw:extrusion="true" draw:extrusion-depth="0cm 0" draw:extrusion-rotation-angle="80 0" draw:extrusion-first-light-direction="(0 -50000 10000)" draw:extrusion-second-light-direction="(0 50000 10000)" draw:type="rectangle" draw:enhanced-path="M 0 0 L 21600 0 21600 21600 0 21600 0 0 Z N"/>
          </draw:custom-shape>
          <draw:custom-shape draw:style-name="gr9" draw:text-style-name="P1" draw:layer="layout" svg:width="1.704cm" svg:height="1.704cm" svg:x="8.631cm" svg:y="11.17cm">
            <text:p/>
            <draw:enhanced-geometry svg:viewBox="0 0 21600 21600" draw:extrusion="true" draw:extrusion-depth="0cm 0" draw:extrusion-rotation-angle="80 0" draw:extrusion-first-light-direction="(0 -50000 10000)" draw:extrusion-second-light-direction="(0 50000 10000)" draw:type="rectangle" draw:enhanced-path="M 0 0 L 21600 0 21600 21600 0 21600 0 0 Z N"/>
          </draw:custom-shape>
        </draw:g>
        <draw:g>
          <draw:custom-shape draw:style-name="gr7" draw:text-style-name="P1" draw:layer="layout" svg:width="6.36cm" svg:height="3.407cm" svg:x="12.38cm" svg:y="10.375cm">
            <text:p/>
            <draw:enhanced-geometry svg:viewBox="0 0 21600 21600" draw:extrusion="true" draw:extrusion-depth="0cm 0" draw:extrusion-rotation-angle="80 0" draw:extrusion-viewpoint="(3.472cm -3.472cm 25cm)" draw:extrusion-origin="0.5 -0.5" draw:extrusion-skew="50 -135" draw:type="rectangle" draw:enhanced-path="M 0 0 L 21600 0 21600 21600 0 21600 0 0 Z N"/>
          </draw:custom-shape>
          <draw:custom-shape draw:style-name="gr8" draw:text-style-name="P1" draw:layer="layout" svg:width="0.682cm" svg:height="0.682cm" svg:x="13.061cm" svg:y="11.283cm">
            <text:p/>
            <draw:enhanced-geometry svg:viewBox="0 0 21600 21600" draw:extrusion="true" draw:extrusion-depth="0cm 0" draw:extrusion-rotation-angle="80 0" draw:extrusion-color="true" draw:extrusion-first-light-direction="(0 -50000 10000)" draw:extrusion-second-light-direction="(0 50000 10000)" draw:type="rectangle" draw:enhanced-path="M 0 0 L 21600 0 21600 21600 0 21600 0 0 Z N"/>
          </draw:custom-shape>
          <draw:custom-shape draw:style-name="gr9" draw:text-style-name="P1" draw:layer="layout" svg:width="1.363cm" svg:height="1.249cm" svg:x="13.856cm" svg:y="11.738cm">
            <text:p/>
            <draw:enhanced-geometry svg:viewBox="0 0 21600 21600" draw:extrusion="true" draw:extrusion-depth="0cm 0" draw:extrusion-rotation-angle="80 0" draw:extrusion-first-light-direction="(0 -50000 10000)" draw:extrusion-second-light-direction="(0 50000 10000)" draw:type="rectangle" draw:enhanced-path="M 0 0 L 21600 0 21600 21600 0 21600 0 0 Z N"/>
          </draw:custom-shape>
          <draw:custom-shape draw:style-name="gr9" draw:text-style-name="P1" draw:layer="layout" svg:width="1.703cm" svg:height="1.704cm" svg:x="16.469cm" svg:y="11.17cm">
            <text:p/>
            <draw:enhanced-geometry svg:viewBox="0 0 21600 21600" draw:extrusion="true" draw:extrusion-depth="0cm 0" draw:extrusion-rotation-angle="80 0" draw:extrusion-first-light-direction="(0 -50000 10000)" draw:extrusion-second-light-direction="(0 50000 10000)" draw:type="rectangle" draw:enhanced-path="M 0 0 L 21600 0 21600 21600 0 21600 0 0 Z N"/>
          </draw:custom-shape>
        </draw:g>
        <draw:g>
          <draw:custom-shape draw:style-name="gr7" draw:text-style-name="P1" draw:layer="layout" svg:width="6.361cm" svg:height="3.407cm" svg:x="20.103cm" svg:y="10.375cm">
            <text:p/>
            <draw:enhanced-geometry svg:viewBox="0 0 21600 21600" draw:extrusion="true" draw:extrusion-depth="0cm 0" draw:extrusion-rotation-angle="80 0" draw:extrusion-viewpoint="(3.472cm -3.472cm 25cm)" draw:extrusion-origin="0.5 -0.5" draw:extrusion-skew="50 -135" draw:type="rectangle" draw:enhanced-path="M 0 0 L 21600 0 21600 21600 0 21600 0 0 Z N"/>
          </draw:custom-shape>
          <draw:custom-shape draw:style-name="gr8" draw:text-style-name="P1" draw:layer="layout" svg:width="0.681cm" svg:height="0.682cm" svg:x="20.785cm" svg:y="11.283cm">
            <text:p/>
            <draw:enhanced-geometry svg:viewBox="0 0 21600 21600" draw:extrusion="true" draw:extrusion-depth="0cm 0" draw:extrusion-rotation-angle="80 0" draw:extrusion-color="true" draw:extrusion-first-light-direction="(0 -50000 10000)" draw:extrusion-second-light-direction="(0 50000 10000)" draw:type="rectangle" draw:enhanced-path="M 0 0 L 21600 0 21600 21600 0 21600 0 0 Z N"/>
          </draw:custom-shape>
          <draw:custom-shape draw:style-name="gr9" draw:text-style-name="P1" draw:layer="layout" svg:width="1.363cm" svg:height="1.249cm" svg:x="21.58cm" svg:y="11.738cm">
            <text:p/>
            <draw:enhanced-geometry svg:viewBox="0 0 21600 21600" draw:extrusion="true" draw:extrusion-depth="0cm 0" draw:extrusion-rotation-angle="80 0" draw:extrusion-first-light-direction="(0 -50000 10000)" draw:extrusion-second-light-direction="(0 50000 10000)" draw:type="rectangle" draw:enhanced-path="M 0 0 L 21600 0 21600 21600 0 21600 0 0 Z N"/>
          </draw:custom-shape>
          <draw:custom-shape draw:style-name="gr9" draw:text-style-name="P1" draw:layer="layout" svg:width="1.704cm" svg:height="1.704cm" svg:x="24.192cm" svg:y="11.17cm">
            <text:p/>
            <draw:enhanced-geometry svg:viewBox="0 0 21600 21600" draw:extrusion="true" draw:extrusion-depth="0cm 0" draw:extrusion-rotation-angle="80 0" draw:extrusion-first-light-direction="(0 -50000 10000)" draw:extrusion-second-light-direction="(0 50000 10000)" draw:type="rectangle" draw:enhanced-path="M 0 0 L 21600 0 21600 21600 0 21600 0 0 Z N"/>
          </draw:custom-shape>
        </draw:g>
        <draw:line draw:style-name="gr3" draw:text-style-name="P1" draw:layer="layout" svg:x1="7.609cm" svg:y1="9.466cm" svg:x2="7.609cm" svg:y2="10.829cm">
          <text:p/>
        </draw:line>
        <draw:line draw:style-name="gr3" draw:text-style-name="P1" draw:layer="layout" svg:x1="15.446cm" svg:y1="9.466cm" svg:x2="15.446cm" svg:y2="10.829cm">
          <text:p/>
        </draw:line>
        <draw:line draw:style-name="gr3" draw:text-style-name="P1" draw:layer="layout" svg:x1="23.397cm" svg:y1="9.466cm" svg:x2="23.397cm" svg:y2="10.829cm">
          <text:p/>
        </draw:line>
        <draw:custom-shape draw:style-name="gr4" draw:text-style-name="P1" draw:layer="layout" svg:width="1.363cm" svg:height="1.249cm" svg:x="5.679cm" svg:y="15.25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363cm" svg:height="1.249cm" svg:x="9.426cm" svg:y="15.25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743cm" svg:height="0.681cm" svg:x="12.659cm" svg:y="15.8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249cm" svg:height="1.144cm" svg:x="14.424cm" svg:y="15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611cm" svg:height="1.476cm" svg:x="15.56cm" svg:y="15.0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454cm" svg:height="0.416cm" svg:x="20.786cm" svg:y="16.0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0.681cm" svg:height="0.623cm" svg:x="21.354cm" svg:y="15.8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.249cm" svg:height="1.144cm" svg:x="22.148cm" svg:y="15.36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7.609cm" svg:y1="13.555cm" svg:x2="7.609cm" svg:y2="14.918cm">
          <text:p/>
        </draw:line>
        <draw:line draw:style-name="gr3" draw:text-style-name="P1" draw:layer="layout" svg:x1="15.446cm" svg:y1="13.555cm" svg:x2="15.446cm" svg:y2="14.918cm">
          <text:p/>
        </draw:line>
        <draw:line draw:style-name="gr3" draw:text-style-name="P1" draw:layer="layout" svg:x1="23.397cm" svg:y1="13.555cm" svg:x2="23.397cm" svg:y2="14.918cm">
          <text:p/>
        </draw:line>
        <draw:connector draw:style-name="gr3" draw:text-style-name="P1" draw:layer="layout" draw:type="curve" svg:x1="15.503cm" svg:y1="5.036cm" svg:x2="7.893cm" svg:y2="5.718cm" draw:start-shape="id2" draw:start-glue-point="2" draw:end-shape="id3" draw:end-glue-point="0" svg:d="M15503 5036c0 750-4600 500-4600 341s-3010-409-3010 341" svg:viewBox="0 0 7611 683">
          <text:p/>
        </draw:connector>
        <draw:connector draw:style-name="gr3" draw:text-style-name="P1" draw:layer="layout" draw:type="curve" svg:x1="15.503cm" svg:y1="5.036cm" svg:x2="15.619cm" svg:y2="5.718cm" draw:start-shape="id2" draw:start-glue-point="2" draw:end-shape="id4" draw:end-glue-point="0" svg:d="M15503 5036c0 511 116 171 116 682" svg:viewBox="0 0 117 683">
          <text:p/>
        </draw:connector>
        <draw:connector draw:style-name="gr3" draw:text-style-name="P1" draw:layer="layout" draw:type="curve" svg:x1="15.503cm" svg:y1="5.036cm" svg:x2="23.397cm" svg:y2="5.718cm" draw:start-shape="id2" draw:start-glue-point="2" draw:end-shape="id5" draw:end-glue-point="0" svg:d="M15503 5036c0 750 4373 500 4373 341s3521-409 3521 341" svg:viewBox="0 0 7895 683">
          <text:p/>
        </draw:connector>
        <draw:frame draw:style-name="gr10" draw:text-style-name="P4" draw:layer="layout" svg:width="2.794cm" svg:height="1.778cm" svg:x="1cm" svg:y="7.604cm">
          <draw:text-box>
            <text:p text:style-name="P4"><text:span text:style-name="T2">Requested blocks</text:span></text:p>
          </draw:text-box>
        </draw:frame>
        <draw:frame draw:style-name="gr11" draw:text-style-name="P4" draw:layer="layout" svg:width="2.794cm" svg:height="1.016cm" svg:x="1cm" svg:y="11.668cm">
          <draw:text-box>
            <text:p text:style-name="P4"><text:span text:style-name="T2">LRM</text:span></text:p>
          </draw:text-box>
        </draw:frame>
        <draw:frame draw:style-name="gr10" draw:text-style-name="P4" draw:layer="layout" svg:width="2.794cm" svg:height="1.778cm" svg:x="1cm" svg:y="14.97cm">
          <draw:text-box>
            <text:p text:style-name="P4"><text:span text:style-name="T2">Running blocks</text:span></text:p>
          </draw:text-box>
        </draw:frame>
        <draw:line draw:style-name="gr12" draw:text-style-name="P5" draw:layer="layout" svg:x1="1cm" svg:y1="9.89cm" svg:x2="26.94cm" svg:y2="9.89cm">
          <text:p/>
        </draw:line>
        <draw:line draw:style-name="gr12" draw:text-style-name="P5" draw:layer="layout" svg:x1="1cm" svg:y1="13.954cm" svg:x2="26.94cm" svg:y2="13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" svg:font-family="'Gill Sans'" style:font-family-generic="roman" style:font-pitch="variable"/>
    <style:font-face style:name="Gill Sans1" svg:font-family="'Gill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Gill Sans3" svg:font-family="'Gill Sans'" style:font-family-generic="swiss" style:font-pitch="variable"/>
    <style:font-face style:name="Gill Sans2" svg:font-family="'Gill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 Sans2" fo:font-family="'Gill Sans'" style:font-style-name="Regular" style:font-family-generic="swiss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13:09:04.124050997</meta:creation-date>
    <dc:date>2015-02-08T21:02:15.457488041</dc:date>
    <meta:editing-duration>PT19M16S</meta:editing-duration>
    <meta:editing-cycles>9</meta:editing-cycles>
    <meta:generator>LibreOffice/4.2.7.2$Linux_x86 LibreOffice_project/420m0$Build-2</meta:generator>
    <meta:document-statistic meta:object-count="62"/>
  </office:meta>
</office:document-meta>
</file>